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486.85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-a">
      <style:table-properties table:display="true" style:writing-mode="lr-tb"/>
    </style:style>
    <style:style style:name="ta2" style:family="table" style:master-page-name="PageStyle_5f_-b">
      <style:table-properties table:display="true" style:writing-mode="lr-tb"/>
    </style:style>
    <style:style style:name="ta3" style:family="table" style:master-page-name="PageStyle_5f_-c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999999" fo:background-color="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1155cc" fo:background-color="#4a86e8" style:diagonal-bl-tr="none" style:diagonal-tl-br="none" style:text-align-source="value-type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999999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9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0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6" style:family="table-cell" style:parent-style-name="Default">
      <style:table-cell-properties fo:border-bottom="0.74pt solid #999999" fo:background-color="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-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<text:a xlink:href="https://docs.google.com/spreadsheets/d/14gvX9pz53VUVuky3e5EA_zQHQ7AnxpTp05KFSc1VStg" xlink:type="simple">-a</text:a>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Perpendicular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3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in8" xlink:type="simple">in8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hip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iceKnives32" xlink:type="simple">iceKnives32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ircuit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prePlate33" xlink:type="simple">prePlate33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Logic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oloH26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ternet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uSky24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Web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hAllow38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ort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ecEnter27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Data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ciLetter34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achine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-b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26" office:value-type="string" calcext:value-type="string">
            <text:p>-b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Bas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3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whichIs29" xlink:type="simple">whichIs29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aircase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7" office:value-type="string" calcext:value-type="string">
            <text:p><text:a xlink:href="https://github.com/openroot/wakeUp28" xlink:type="simple">wakeUp28</text:a>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Quarantine</text:p>
          </table:table-cell>
          <table:table-cell table:style-name="ce12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-c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26" office:value-type="string" calcext:value-type="string">
            <text:p>-c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Hypotenus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3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testPHP28" xlink:type="simple">testPHP28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cripting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7" office:value-type="string" calcext:value-type="string">
            <text:p><text:a xlink:href="https://github.com/openroot/quickAndRough52" xlink:type="simple">quickAndRough52</text:a>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Scrapbook</text:p>
          </table:table-cell>
          <table:table-cell table:style-name="ce12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-a" style:display-name="PageStyle_-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-b" style:display-name="PageStyle_-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-c" style:display-name="PageStyle_-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35" meta:object-count="0"/>
    <meta:generator>LibreOfficeDev/6.0.5.2$Linux_X86_64 LibreOffice_project/</meta:generator>
  </office:meta>
</office:document-meta>
</file>